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6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501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de" fo:country="D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cell-protect="none" style:print-content="tru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table-cell-properties style:cell-protect="protected" style:print-content="true"/>
    </style:style>
    <style:style style:name="ce7" style:family="table-cell" style:parent-style-name="Default">
      <style:table-cell-properties style:cell-protect="protected" style:print-content="true"/>
    </style:style>
  </office:automatic-styles>
  <office:body>
    <office:spreadsheet>
      <table:table table:name="Orgin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Partli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5" table:number-rows-spanned="1">
            <text:p>Exported from FHO_ATmega32_Rev1_0.brd at 28.01.2008 12:36:30 </text:p>
          </table:table-cell>
          <table:covered-table-cell table:number-columns-repeated="4" table:style-name="ce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5" table:number-rows-spanned="1">
            <text:p>EAGLE Version 4.16r2 Copyright (c) 1988-2006 CadSoft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  <table:table-cell office:value-type="string">
            <text:p>Position(mm)</text:p>
          </table:table-cell>
          <table:table-cell office:value-type="string">
            <text:p>Orientatio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22pF</text:p>
          </table:table-cell>
          <table:table-cell office:value-type="string">
            <text:p>C025-024X044</text:p>
          </table:table-cell>
          <table:table-cell office:value-type="string">
            <text:p>rcl</text:p>
          </table:table-cell>
          <table:table-cell office:value-type="string">
            <text:p>(55.245 52.07)</text:p>
          </table:table-cell>
          <table:table-cell office:value-type="string">
            <text:p>R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2pF</text:p>
          </table:table-cell>
          <table:table-cell office:value-type="string">
            <text:p>C025-024X044</text:p>
          </table:table-cell>
          <table:table-cell office:value-type="string">
            <text:p>rcl</text:p>
          </table:table-cell>
          <table:table-cell office:value-type="string">
            <text:p>(60.325 52.07)</text:p>
          </table:table-cell>
          <table:table-cell office:value-type="string">
            <text:p>R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46.355 38.735)</text:p>
          </table:table-cell>
          <table:table-cell office:value-type="string">
            <text:p>R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62.865 8.255)</text:p>
          </table:table-cell>
          <table:table-cell office:value-type="string">
            <text:p>R18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50.165 60.325)</text:p>
          </table:table-cell>
          <table:table-cell office:value-type="string">
            <text:p>R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85.725 52.705)</text:p>
          </table:table-cell>
          <table:table-cell office:value-type="string">
            <text:p>R18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85.725 35.56)</text:p>
          </table:table-cell>
          <table:table-cell office:value-type="string">
            <text:p>R27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77.47 35.56)</text:p>
          </table:table-cell>
          <table:table-cell office:value-type="string">
            <text:p>R27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45.72 31.75)</text:p>
          </table:table-cell>
          <table:table-cell office:value-type="string">
            <text:p>R18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4.445 29.845)</text:p>
          </table:table-cell>
          <table:table-cell office:value-type="string">
            <text:p>R1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48.26 12.7)</text:p>
          </table:table-cell>
          <table:table-cell office:value-type="string">
            <text:p>R27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88.5825 17.78)</text:p>
          </table:table-cell>
          <table:table-cell office:value-type="string">
            <text:p>R9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64.77 19.05)</text:p>
          </table:table-cell>
          <table:table-cell office:value-type="string">
            <text:p>R18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28.575 60.96)</text:p>
          </table:table-cell>
          <table:table-cell office:value-type="string">
            <text:p>R18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72.39 18.0975)</text:p>
          </table:table-cell>
          <table:table-cell office:value-type="string">
            <text:p>R1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18.7325 21.9075)</text:p>
          </table:table-cell>
          <table:table-cell office:value-type="string">
            <text:p>R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58.42 15.24)</text:p>
          </table:table-cell>
          <table:table-cell office:value-type="string">
            <text:p>R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43.18 60.325)</text:p>
          </table:table-cell>
          <table:table-cell office:value-type="string">
            <text:p>R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  <table:table-cell office:value-type="string">
            <text:p>(24.4475 15.5575)</text:p>
          </table:table-cell>
          <table:table-cell office:value-type="string">
            <text:p>R9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µF</text:p>
          </table:table-cell>
          <table:table-cell office:value-type="string">
            <text:p>C050-050X075</text:p>
          </table:table-cell>
          <table:table-cell office:value-type="string">
            <text:p>rcl</text:p>
          </table:table-cell>
          <table:table-cell office:value-type="string">
            <text:p>(88.265 69.85)</text:p>
          </table:table-cell>
          <table:table-cell office:value-type="string">
            <text:p>R2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µF</text:p>
          </table:table-cell>
          <table:table-cell office:value-type="string">
            <text:p>E2,5-5</text:p>
          </table:table-cell>
          <table:table-cell office:value-type="string">
            <text:p>rcl</text:p>
          </table:table-cell>
          <table:table-cell office:value-type="string">
            <text:p>(81.28 48.895)</text:p>
          </table:table-cell>
          <table:table-cell office:value-type="string">
            <text:p>R9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10µF LowESR</text:p>
          </table:table-cell>
          <table:table-cell office:value-type="string">
            <text:p>CT6032 </text:p>
          </table:table-cell>
          <table:table-cell office:value-type="string">
            <text:p>rcl</text:p>
          </table:table-cell>
          <table:table-cell office:value-type="string">
            <text:p>(24.4475 8.255)</text:p>
          </table:table-cell>
          <table:table-cell office:value-type="string">
            <text:p>MR9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22µF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  <table:table-cell office:value-type="string">
            <text:p>(52.07 16.51)</text:p>
          </table:table-cell>
          <table:table-cell office:value-type="string">
            <text:p>R9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µF</text:p>
          </table:table-cell>
          <table:table-cell office:value-type="string">
            <text:p>E2,5-6</text:p>
          </table:table-cell>
          <table:table-cell office:value-type="string">
            <text:p>rcl</text:p>
          </table:table-cell>
          <table:table-cell office:value-type="string">
            <text:p>(87.3125 4.445)</text:p>
          </table:table-cell>
          <table:table-cell office:value-type="string">
            <text:p>R27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µF</text:p>
          </table:table-cell>
          <table:table-cell office:value-type="string">
            <text:p>C050-050X075</text:p>
          </table:table-cell>
          <table:table-cell office:value-type="string">
            <text:p>rcl</text:p>
          </table:table-cell>
          <table:table-cell office:value-type="string">
            <text:p>(4.7625 67.6275)</text:p>
          </table:table-cell>
          <table:table-cell office:value-type="string">
            <text:p>R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µF</text:p>
          </table:table-cell>
          <table:table-cell office:value-type="string">
            <text:p>C050-050X075</text:p>
          </table:table-cell>
          <table:table-cell office:value-type="string">
            <text:p>rcl</text:p>
          </table:table-cell>
          <table:table-cell office:value-type="string">
            <text:p>(4.7625 49.53)</text:p>
          </table:table-cell>
          <table:table-cell office:value-type="string">
            <text:p>R18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3,6V</text:p>
          </table:table-cell>
          <table:table-cell office:value-type="string">
            <text:p>SOD80C</text:p>
          </table:table-cell>
          <table:table-cell office:value-type="string">
            <text:p>diode</text:p>
          </table:table-cell>
          <table:table-cell office:value-type="string">
            <text:p>(19.685 46.6725)</text:p>
          </table:table-cell>
          <table:table-cell office:value-type="string">
            <text:p>MR9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3,6V</text:p>
          </table:table-cell>
          <table:table-cell office:value-type="string">
            <text:p>SOD80C</text:p>
          </table:table-cell>
          <table:table-cell office:value-type="string">
            <text:p>diode</text:p>
          </table:table-cell>
          <table:table-cell office:value-type="string">
            <text:p>(17.145 42.545)</text:p>
          </table:table-cell>
          <table:table-cell office:value-type="string">
            <text:p>MR9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5,1V</text:p>
          </table:table-cell>
          <table:table-cell office:value-type="string">
            <text:p>DO35Z10</text:p>
          </table:table-cell>
          <table:table-cell office:value-type="string">
            <text:p>diode</text:p>
          </table:table-cell>
          <table:table-cell office:value-type="string">
            <text:p>(88.9 43.815)</text:p>
          </table:table-cell>
          <table:table-cell office:value-type="string">
            <text:p>R18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5,1V</text:p>
          </table:table-cell>
          <table:table-cell office:value-type="string">
            <text:p>DO35Z10</text:p>
          </table:table-cell>
          <table:table-cell office:value-type="string">
            <text:p>diode</text:p>
          </table:table-cell>
          <table:table-cell office:value-type="string">
            <text:p>(85.09 41.275)</text:p>
          </table:table-cell>
          <table:table-cell office:value-type="string">
            <text:p>R18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S1</text:p>
          </table:table-cell>
          <table:table-cell office:value-type="string">
            <text:p>LCD 162C LED</text:p>
          </table:table-cell>
          <table:table-cell office:value-type="string">
            <text:p>HDM20216H_OHNE</text:p>
          </table:table-cell>
          <table:table-cell office:value-type="string">
            <text:p>01-LCD</text:p>
          </table:table-cell>
          <table:table-cell office:value-type="string">
            <text:p>(57.785 49.53)</text:p>
          </table:table-cell>
          <table:table-cell office:value-type="string">
            <text:p>R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MEGA32-P</text:p>
          </table:table-cell>
          <table:table-cell office:value-type="string">
            <text:p>DIL40</text:p>
          </table:table-cell>
          <table:table-cell office:value-type="string">
            <text:p>avr</text:p>
          </table:table-cell>
          <table:table-cell office:value-type="string">
            <text:p>(45.085 49.53)</text:p>
          </table:table-cell>
          <table:table-cell office:value-type="string">
            <text:p>R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MAX517</text:p>
          </table:table-cell>
          <table:table-cell office:value-type="string">
            <text:p>DIL08</text:p>
          </table:table-cell>
          <table:table-cell office:value-type="string">
            <text:p>maxim</text:p>
          </table:table-cell>
          <table:table-cell office:value-type="string">
            <text:p>(84.455 60.325)</text:p>
          </table:table-cell>
          <table:table-cell office:value-type="string">
            <text:p>R18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C3</text:p>
          </table:table-cell>
          <table:table-cell office:value-type="string">
            <text:p>LM334</text:p>
          </table:table-cell>
          <table:table-cell office:value-type="string">
            <text:p>JP2Y</text:p>
          </table:table-cell>
          <table:table-cell office:value-type="string">
            <text:p>FHO-Projekt</text:p>
          </table:table-cell>
          <table:table-cell office:value-type="string">
            <text:p>(18.7325 18.7325) </text:p>
          </table:table-cell>
          <table:table-cell office:value-type="string">
            <text:p>R18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C4</text:p>
          </table:table-cell>
          <table:table-cell table:number-columns-repeated="2" office:value-type="string">
            <text:p>TSOP17..</text:p>
          </table:table-cell>
          <table:table-cell office:value-type="string">
            <text:p>01-Optoelektronik</text:p>
          </table:table-cell>
          <table:table-cell office:value-type="string">
            <text:p>(65.405 4.445)</text:p>
          </table:table-cell>
          <table:table-cell office:value-type="string">
            <text:p>R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string">
            <text:p>LM2940CT5</text:p>
          </table:table-cell>
          <table:table-cell office:value-type="string">
            <text:p>78XXS</text:p>
          </table:table-cell>
          <table:table-cell office:value-type="string">
            <text:p>v-reg</text:p>
          </table:table-cell>
          <table:table-cell office:value-type="string">
            <text:p>(80.645 13.335)</text:p>
          </table:table-cell>
          <table:table-cell office:value-type="string">
            <text:p>R18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SP</text:p>
          </table:table-cell>
          <table:table-cell office:value-type="string">
            <text:p>AVR-ISP-6</text:p>
          </table:table-cell>
          <table:table-cell office:value-type="string">
            <text:p>AVR-ISP-6 </text:p>
          </table:table-cell>
          <table:table-cell office:value-type="string">
            <text:p>eigene_neu</text:p>
          </table:table-cell>
          <table:table-cell office:value-type="string">
            <text:p>(33.655 25.4)</text:p>
          </table:table-cell>
          <table:table-cell office:value-type="string">
            <text:p>R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umper 3polig</text:p>
          </table:table-cell>
          <table:table-cell office:value-type="string">
            <text:p>JP2</text:p>
          </table:table-cell>
          <table:table-cell office:value-type="string">
            <text:p>jumper</text:p>
          </table:table-cell>
          <table:table-cell office:value-type="string">
            <text:p>(12.7 49.53)</text:p>
          </table:table-cell>
          <table:table-cell office:value-type="string">
            <text:p>R18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 3polig</text:p>
          </table:table-cell>
          <table:table-cell office:value-type="string">
            <text:p>JP2</text:p>
          </table:table-cell>
          <table:table-cell office:value-type="string">
            <text:p>jumper</text:p>
          </table:table-cell>
          <table:table-cell office:value-type="string">
            <text:p>(12.7 67.945)</text:p>
          </table:table-cell>
          <table:table-cell office:value-type="string">
            <text:p>R18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 2polig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office:value-type="string">
            <text:p>(73.025 34.29)</text:p>
          </table:table-cell>
          <table:table-cell office:value-type="string">
            <text:p>R1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 2polig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office:value-type="string">
            <text:p>(81.28 34.29)</text:p>
          </table:table-cell>
          <table:table-cell office:value-type="string">
            <text:p>R18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 3polig</text:p>
          </table:table-cell>
          <table:table-cell office:value-type="string">
            <text:p>JP2</text:p>
          </table:table-cell>
          <table:table-cell office:value-type="string">
            <text:p>jumper</text:p>
          </table:table-cell>
          <table:table-cell office:value-type="string">
            <text:p>(28.575 5.08)</text:p>
          </table:table-cell>
          <table:table-cell office:value-type="string">
            <text:p>R27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JP6</text:p>
          </table:table-cell>
          <table:table-cell office:value-type="string">
            <text:p>Jumper 2polig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office:value-type="string">
            <text:p>(83.185 71.12)</text:p>
          </table:table-cell>
          <table:table-cell office:value-type="string">
            <text:p>R18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JP7</text:p>
          </table:table-cell>
          <table:table-cell office:value-type="string">
            <text:p>Jumper 2polig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office:value-type="string">
            <text:p>(65.405 71.4375)</text:p>
          </table:table-cell>
          <table:table-cell office:value-type="string">
            <text:p>R9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JP8</text:p>
          </table:table-cell>
          <table:table-cell office:value-type="string">
            <text:p>Jumper 2polig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office:value-type="string">
            <text:p>(71.755 13.335)</text:p>
          </table:table-cell>
          <table:table-cell office:value-type="string">
            <text:p>R18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JP9</text:p>
          </table:table-cell>
          <table:table-cell office:value-type="string">
            <text:p>Jumper 2polig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office:value-type="string">
            <text:p>(87.3125 10.4775)</text:p>
          </table:table-cell>
          <table:table-cell office:value-type="string">
            <text:p>R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JP10</text:p>
          </table:table-cell>
          <table:table-cell office:value-type="string">
            <text:p>Jumper 2polig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  <table:table-cell office:value-type="string">
            <text:p>(66.04 13.335)</text:p>
          </table:table-cell>
          <table:table-cell office:value-type="string">
            <text:p>R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Supply</text:p>
          </table:table-cell>
          <table:table-cell office:value-type="string">
            <text:p>AKL073-02</text:p>
          </table:table-cell>
          <table:table-cell office:value-type="string">
            <text:p>01-Schraubklemmen</text:p>
          </table:table-cell>
          <table:table-cell office:value-type="string">
            <text:p>(78.74 5.715)</text:p>
          </table:table-cell>
          <table:table-cell office:value-type="string">
            <text:p>R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Transistor Out</text:p>
          </table:table-cell>
          <table:table-cell office:value-type="string">
            <text:p>AKL073-02</text:p>
          </table:table-cell>
          <table:table-cell office:value-type="string">
            <text:p>01-Schraubklemmen</text:p>
          </table:table-cell>
          <table:table-cell office:value-type="string">
            <text:p>(18.415 5.715)</text:p>
          </table:table-cell>
          <table:table-cell office:value-type="string">
            <text:p>R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10µH</text:p>
          </table:table-cell>
          <table:table-cell office:value-type="string">
            <text:p>L3230M</text:p>
          </table:table-cell>
          <table:table-cell office:value-type="string">
            <text:p>rcl</text:p>
          </table:table-cell>
          <table:table-cell office:value-type="string">
            <text:p>(46.355 52.705)</text:p>
          </table:table-cell>
          <table:table-cell office:value-type="string">
            <text:p>MR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LED1</text:p>
          </table:table-cell>
          <table:table-cell office:value-type="string">
            <text:p>gelb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  <table:table-cell office:value-type="string">
            <text:p>(38.735 4.445)</text:p>
          </table:table-cell>
          <table:table-cell office:value-type="string">
            <text:p>R9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LED2</text:p>
          </table:table-cell>
          <table:table-cell office:value-type="string">
            <text:p>gelb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  <table:table-cell office:value-type="string">
            <text:p>(33.9725 4.445)</text:p>
          </table:table-cell>
          <table:table-cell office:value-type="string">
            <text:p>R9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  <table:table-cell office:value-type="string">
            <text:p>(56.515 48.26)</text:p>
          </table:table-cell>
          <table:table-cell office:value-type="string">
            <text:p>R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M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32.385 49.53)</text:p>
          </table:table-cell>
          <table:table-cell office:value-type="string">
            <text:p>R18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46.99 34.925)</text:p>
          </table:table-cell>
          <table:table-cell office:value-type="string">
            <text:p>R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,7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76.835 55.88)</text:p>
          </table:table-cell>
          <table:table-cell office:value-type="string">
            <text:p>R27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,7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73.66 57.15)</text:p>
          </table:table-cell>
          <table:table-cell office:value-type="string">
            <text:p>R27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26.035 73.025)</text:p>
          </table:table-cell>
          <table:table-cell office:value-type="string">
            <text:p>R27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P6M-S</text:p>
          </table:table-cell>
          <table:table-cell office:value-type="string">
            <text:p>FHO-Projekt</text:p>
          </table:table-cell>
          <table:table-cell office:value-type="string">
            <text:p>(38.1 75.565)</text:p>
          </table:table-cell>
          <table:table-cell office:value-type="string">
            <text:p>R18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27.305 38.1)</text:p>
          </table:table-cell>
          <table:table-cell office:value-type="string">
            <text:p>R18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26.035 49.53)</text:p>
          </table:table-cell>
          <table:table-cell office:value-type="string">
            <text:p>R9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,5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12.3825 29.845)</text:p>
          </table:table-cell>
          <table:table-cell office:value-type="string">
            <text:p>R18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270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20.0025 27.6225)</text:p>
          </table:table-cell>
          <table:table-cell office:value-type="string">
            <text:p>R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2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18.415 25.0825)</text:p>
          </table:table-cell>
          <table:table-cell office:value-type="string">
            <text:p>R18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820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45.72 6.985)</text:p>
          </table:table-cell>
          <table:table-cell office:value-type="string">
            <text:p>R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820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45.72 4.445)</text:p>
          </table:table-cell>
          <table:table-cell office:value-type="string">
            <text:p>R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10k</text:p>
          </table:table-cell>
          <table:table-cell office:value-type="string">
            <text:p>CA6H</text:p>
          </table:table-cell>
          <table:table-cell office:value-type="string">
            <text:p>pot</text:p>
          </table:table-cell>
          <table:table-cell office:value-type="string">
            <text:p>(53.975 73.025)</text:p>
          </table:table-cell>
          <table:table-cell office:value-type="string">
            <text:p>R180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10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62.865 74.93)</text:p>
          </table:table-cell>
          <table:table-cell office:value-type="string">
            <text:p>R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2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15.875 71.4375)</text:p>
          </table:table-cell>
          <table:table-cell office:value-type="string">
            <text:p>R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500k</text:p>
          </table:table-cell>
          <table:table-cell office:value-type="string">
            <text:p>CA6H</text:p>
          </table:table-cell>
          <table:table-cell office:value-type="string">
            <text:p>pot</text:p>
          </table:table-cell>
          <table:table-cell office:value-type="string">
            <text:p>(15.875 76.835)</text:p>
          </table:table-cell>
          <table:table-cell office:value-type="string">
            <text:p>R18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68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93.98 52.705)</text:p>
          </table:table-cell>
          <table:table-cell office:value-type="string">
            <text:p>R2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68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  <table:table-cell office:value-type="string">
            <text:p>(91.44 52.705)</text:p>
          </table:table-cell>
          <table:table-cell office:value-type="string">
            <text:p>R27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0k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  <table:table-cell office:value-type="string">
            <text:p>(10.4775 74.93)</text:p>
          </table:table-cell>
          <table:table-cell office:value-type="string">
            <text:p>MR9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0k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  <table:table-cell office:value-type="string">
            <text:p>(5.3975 41.275)</text:p>
          </table:table-cell>
          <table:table-cell office:value-type="string">
            <text:p>MR2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33k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  <table:table-cell office:value-type="string">
            <text:p>(4.1275 64.135)</text:p>
          </table:table-cell>
          <table:table-cell office:value-type="string">
            <text:p>MR9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33k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  <table:table-cell office:value-type="string">
            <text:p>(4.1275 46.355)</text:p>
          </table:table-cell>
          <table:table-cell office:value-type="string">
            <text:p>MR180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1</text:p>
          </table:table-cell>
          <table:table-cell office:value-type="string">
            <text:p>Taster</text:p>
          </table:table-cell>
          <table:table-cell office:value-type="string">
            <text:p>B3F-10XX</text:p>
          </table:table-cell>
          <table:table-cell office:value-type="string">
            <text:p>switch-omron</text:p>
          </table:table-cell>
          <table:table-cell office:value-type="string">
            <text:p>(75.2475 26.035)</text:p>
          </table:table-cell>
          <table:table-cell office:value-type="string">
            <text:p>R27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S2</text:p>
          </table:table-cell>
          <table:table-cell office:value-type="string">
            <text:p>Taster</text:p>
          </table:table-cell>
          <table:table-cell office:value-type="string">
            <text:p>B3F-10XX</text:p>
          </table:table-cell>
          <table:table-cell office:value-type="string">
            <text:p>switch-omron</text:p>
          </table:table-cell>
          <table:table-cell office:value-type="string">
            <text:p>(83.5025 26.035)</text:p>
          </table:table-cell>
          <table:table-cell office:value-type="string">
            <text:p>R27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3</text:p>
          </table:table-cell>
          <table:table-cell office:value-type="string">
            <text:p>Reset Taster</text:p>
          </table:table-cell>
          <table:table-cell office:value-type="string">
            <text:p>B3F-10XX</text:p>
          </table:table-cell>
          <table:table-cell office:value-type="string">
            <text:p>switch-omron</text:p>
          </table:table-cell>
          <table:table-cell office:value-type="string">
            <text:p>(45.72 25.4)</text:p>
          </table:table-cell>
          <table:table-cell office:value-type="string">
            <text:p>R9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SV1</text:p>
          </table:table-cell>
          <table:table-cell office:value-type="string">
            <text:p>Wannstecker 10pol</text:p>
          </table:table-cell>
          <table:table-cell office:value-type="string">
            <text:p>ML10</text:p>
          </table:table-cell>
          <table:table-cell office:value-type="string">
            <text:p>01-Steckverbinder</text:p>
          </table:table-cell>
          <table:table-cell office:value-type="string">
            <text:p>(36.195 13.97)</text:p>
          </table:table-cell>
          <table:table-cell office:value-type="string">
            <text:p>R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V2</text:p>
          </table:table-cell>
          <table:table-cell office:value-type="string">
            <text:p>Wannstecker 10pol</text:p>
          </table:table-cell>
          <table:table-cell office:value-type="string">
            <text:p>ML10</text:p>
          </table:table-cell>
          <table:table-cell office:value-type="string">
            <text:p>01-Steckverbinder</text:p>
          </table:table-cell>
          <table:table-cell office:value-type="string">
            <text:p>(94.615 19.685)</text:p>
          </table:table-cell>
          <table:table-cell office:value-type="string">
            <text:p>R27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SV3</text:p>
          </table:table-cell>
          <table:table-cell office:value-type="string">
            <text:p>Wannstecker 10pol</text:p>
          </table:table-cell>
          <table:table-cell office:value-type="string">
            <text:p>ML10</text:p>
          </table:table-cell>
          <table:table-cell office:value-type="string">
            <text:p>01-Steckverbinder</text:p>
          </table:table-cell>
          <table:table-cell office:value-type="string">
            <text:p>(60.325 25.4)</text:p>
          </table:table-cell>
          <table:table-cell office:value-type="string">
            <text:p>R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V4</text:p>
          </table:table-cell>
          <table:table-cell office:value-type="string">
            <text:p>Servo1/2</text:p>
          </table:table-cell>
          <table:table-cell office:value-type="string">
            <text:p>MA03-2</text:p>
          </table:table-cell>
          <table:table-cell office:value-type="string">
            <text:p>FHO-Projekt</text:p>
          </table:table-cell>
          <table:table-cell office:value-type="string">
            <text:p>(54.61 5.715)</text:p>
          </table:table-cell>
          <table:table-cell office:value-type="string">
            <text:p>R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V5</text:p>
          </table:table-cell>
          <table:table-cell office:value-type="string">
            <text:p>Servo3/4</text:p>
          </table:table-cell>
          <table:table-cell office:value-type="string">
            <text:p>MA03-2</text:p>
          </table:table-cell>
          <table:table-cell office:value-type="string">
            <text:p>FHO-Projekt</text:p>
          </table:table-cell>
          <table:table-cell office:value-type="string">
            <text:p>(54.61 10.795)</text:p>
          </table:table-cell>
          <table:table-cell office:value-type="string">
            <text:p>R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T1</text:p>
          </table:table-cell>
          <table:table-cell office:value-type="string">
            <text:p>BSP295</text:p>
          </table:table-cell>
          <table:table-cell office:value-type="string">
            <text:p>SOT223 </text:p>
          </table:table-cell>
          <table:table-cell office:value-type="string">
            <text:p>FHO-Projekt</text:p>
          </table:table-cell>
          <table:table-cell office:value-type="string">
            <text:p>(17.145 12.065)</text:p>
          </table:table-cell>
          <table:table-cell office:value-type="string">
            <text:p>MR27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BPW42</text:p>
          </table:table-cell>
          <table:table-cell office:value-type="string">
            <text:p>FOTOTRAN3MM</text:p>
          </table:table-cell>
          <table:table-cell office:value-type="string">
            <text:p>01-Optoelektronik</text:p>
          </table:table-cell>
          <table:table-cell office:value-type="string">
            <text:p>(22.34 74.375)</text:p>
          </table:table-cell>
          <table:table-cell office:value-type="string">
            <text:p>R270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USB B Stecker</text:p>
          </table:table-cell>
          <table:table-cell office:value-type="string">
            <text:p>USB_B_STECKER</text:p>
          </table:table-cell>
          <table:table-cell office:value-type="string">
            <text:p>01-Steckverbinder</text:p>
          </table:table-cell>
          <table:table-cell office:value-type="string">
            <text:p>(10.16 39.37)</text:p>
          </table:table-cell>
          <table:table-cell office:value-type="string">
            <text:p>R27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PS2 Buchse</text:p>
          </table:table-cell>
          <table:table-cell office:value-type="string">
            <text:p>PS2</text:p>
          </table:table-cell>
          <table:table-cell office:value-type="string">
            <text:p>01-Steckverbinder</text:p>
          </table:table-cell>
          <table:table-cell office:value-type="string">
            <text:p>(0 19.05)</text:p>
          </table:table-cell>
          <table:table-cell office:value-type="string">
            <text:p>R27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X3</text:p>
          </table:table-cell>
          <table:table-cell office:value-type="string">
            <text:p>Klinkenbuchse 3,5mm stereo</text:p>
          </table:table-cell>
          <table:table-cell office:value-type="string">
            <text:p>STEREO_MIT_SCHALTER</text:p>
          </table:table-cell>
          <table:table-cell office:value-type="string">
            <text:p>FHO-Projekt</text:p>
          </table:table-cell>
          <table:table-cell office:value-type="string">
            <text:p>(0 58.42)</text:p>
          </table:table-cell>
          <table:table-cell office:value-type="string">
            <text:p>R9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X4</text:p>
          </table:table-cell>
          <table:table-cell office:value-type="string">
            <text:p>Klinkenbuchse 3,5mm stereo</text:p>
          </table:table-cell>
          <table:table-cell office:value-type="string">
            <text:p>STEREO_MIT_SCHALTER</text:p>
          </table:table-cell>
          <table:table-cell office:value-type="string">
            <text:p>FHO-Projekt</text:p>
          </table:table-cell>
          <table:table-cell office:value-type="string">
            <text:p>(74.295 80.01)</text:p>
          </table:table-cell>
          <table:table-cell office:value-type="string">
            <text:p>R0</text:p>
          </table:table-cell>
          <table:table-cell office:value-type="float" office:value="90">
            <text:p>90</text:p>
          </table:table-cell>
        </table:table-row>
      </table:table>
      <table:table table:name="Zusammengefasst" table:style-name="ta1" table:print="false">
        <office:forms form:automatic-focus="false" form:apply-design-mode="false"/>
        <table:table-column table:style-name="co1" table:default-cell-style-name="ce2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xported from FHO_ATmega32_Rev1_0.brd at 28.01.2008 12:36:30 </text:p>
          </table:table-cell>
          <table:covered-table-cell table:number-columns-repeated="3" table:style-name="ce1"/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Menge</text:p>
          </table:table-cell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22pF</text:p>
          </table:table-cell>
          <table:table-cell office:value-type="string">
            <text:p>C025-024X044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3-C19</text:p>
          </table:table-cell>
          <table:table-cell office:value-type="string">
            <text:p>100nF</text:p>
          </table:table-cell>
          <table:table-cell office:value-type="string">
            <text:p>C050-024X044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20, C25, C26</text:p>
          </table:table-cell>
          <table:table-cell office:value-type="string">
            <text:p>1µF</text:p>
          </table:table-cell>
          <table:table-cell office:value-type="string">
            <text:p>C050-050X07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10µF</text:p>
          </table:table-cell>
          <table:table-cell office:value-type="string">
            <text:p>E2,5-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2</text:p>
          </table:table-cell>
          <table:table-cell office:value-type="string">
            <text:p>10µF LowESR</text:p>
          </table:table-cell>
          <table:table-cell office:value-type="string">
            <text:p>CT6032 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3</text:p>
          </table:table-cell>
          <table:table-cell office:value-type="string">
            <text:p>22µF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4</text:p>
          </table:table-cell>
          <table:table-cell office:value-type="string">
            <text:p>100µF</text:p>
          </table:table-cell>
          <table:table-cell office:value-type="string">
            <text:p>E2,5-6</text:p>
          </table:table-cell>
          <table:table-cell office:value-type="string">
            <text:p>rc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M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, R5</text:p>
          </table:table-cell>
          <table:table-cell table:style-name="ce3" office:value-type="string">
            <text:p>10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3, R4</text:p>
          </table:table-cell>
          <table:table-cell office:value-type="string">
            <text:p>4,7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P6M-S</text:p>
          </table:table-cell>
          <table:table-cell office:value-type="string">
            <text:p>FHO-Projek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7, R8, R18, R19</text:p>
          </table:table-cell>
          <table:table-cell office:value-type="string">
            <text:p>68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1,5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string">
            <text:p>270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1, R16</text:p>
          </table:table-cell>
          <table:table-cell office:value-type="string">
            <text:p>12k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2, R13</text:p>
          </table:table-cell>
          <table:table-cell office:value-type="string">
            <text:p>820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10k</text:p>
          </table:table-cell>
          <table:table-cell office:value-type="string">
            <text:p>CA6H</text:p>
          </table:table-cell>
          <table:table-cell office:value-type="string">
            <text:p>p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5</text:p>
          </table:table-cell>
          <table:table-cell office:value-type="string">
            <text:p>10R</text:p>
          </table:table-cell>
          <table:table-cell office:value-type="string">
            <text:p>0207/7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7</text:p>
          </table:table-cell>
          <table:table-cell office:value-type="string">
            <text:p>500k</text:p>
          </table:table-cell>
          <table:table-cell office:value-type="string">
            <text:p>CA6H</text:p>
          </table:table-cell>
          <table:table-cell office:value-type="string">
            <text:p>po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0, R21</text:p>
          </table:table-cell>
          <table:table-cell office:value-type="string">
            <text:p>100k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2, R23</text:p>
          </table:table-cell>
          <table:table-cell office:value-type="string">
            <text:p>33k</text:p>
          </table:table-cell>
          <table:table-cell office:value-type="string">
            <text:p>R1206</text:p>
          </table:table-cell>
          <table:table-cell office:value-type="string">
            <text:p>rc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, D2</text:p>
          </table:table-cell>
          <table:table-cell office:value-type="string">
            <text:p>3,6V</text:p>
          </table:table-cell>
          <table:table-cell office:value-type="string">
            <text:p>SOD80C</text:p>
          </table:table-cell>
          <table:table-cell office:value-type="string">
            <text:p>dio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3, D4</text:p>
          </table:table-cell>
          <table:table-cell office:value-type="string">
            <text:p>5,1V</text:p>
          </table:table-cell>
          <table:table-cell office:value-type="string">
            <text:p>DO35Z10</text:p>
          </table:table-cell>
          <table:table-cell office:value-type="string">
            <text:p>dio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D1, LED2</text:p>
          </table:table-cell>
          <table:table-cell office:value-type="string">
            <text:p>LED gelb 3mm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S1</text:p>
          </table:table-cell>
          <table:table-cell office:value-type="string">
            <text:p>LCD 162C LED</text:p>
          </table:table-cell>
          <table:table-cell office:value-type="string">
            <text:p>HDM20216H_OHNE</text:p>
          </table:table-cell>
          <table:table-cell office:value-type="string">
            <text:p>01-L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MEGA32-P</text:p>
          </table:table-cell>
          <table:table-cell office:value-type="string">
            <text:p>DIL40</text:p>
          </table:table-cell>
          <table:table-cell office:value-type="string">
            <text:p>av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MAX517</text:p>
          </table:table-cell>
          <table:table-cell office:value-type="string">
            <text:p>DIL08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office:value-type="string">
            <text:p>LM334</text:p>
          </table:table-cell>
          <table:table-cell office:value-type="string">
            <text:p>JP2Y</text:p>
          </table:table-cell>
          <table:table-cell office:value-type="string">
            <text:p>FHO-Projek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table:number-columns-repeated="2" office:value-type="string">
            <text:p>TSOP17..</text:p>
          </table:table-cell>
          <table:table-cell office:value-type="string">
            <text:p>01-Optoelektroni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5</text:p>
          </table:table-cell>
          <table:table-cell office:value-type="string">
            <text:p>LM2940CT5</text:p>
          </table:table-cell>
          <table:table-cell office:value-type="string">
            <text:p>78XXS</text:p>
          </table:table-cell>
          <table:table-cell office:value-type="string">
            <text:p>v-re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1</text:p>
          </table:table-cell>
          <table:table-cell office:value-type="string">
            <text:p>BSP295</text:p>
          </table:table-cell>
          <table:table-cell office:value-type="string">
            <text:p>SOT223 </text:p>
          </table:table-cell>
          <table:table-cell office:value-type="string">
            <text:p>FHO-Projek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2</text:p>
          </table:table-cell>
          <table:table-cell office:value-type="string">
            <text:p>BPW42</text:p>
          </table:table-cell>
          <table:table-cell office:value-type="string">
            <text:p>FOTOTRAN3MM</text:p>
          </table:table-cell>
          <table:table-cell office:value-type="string">
            <text:p>01-Optoelektronik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V1-SV3</text:p>
          </table:table-cell>
          <table:table-cell office:value-type="string">
            <text:p>Wannstecker 10pol</text:p>
          </table:table-cell>
          <table:table-cell office:value-type="string">
            <text:p>ML10</text:p>
          </table:table-cell>
          <table:table-cell office:value-type="string">
            <text:p>01-Steckverbinde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P, SV4, SV5</text:p>
          </table:table-cell>
          <table:table-cell office:value-type="string">
            <text:p>Stiftleiste 2reihig 6polig</text:p>
          </table:table-cell>
          <table:table-cell office:value-type="string">
            <text:p>MA03-2</text:p>
          </table:table-cell>
          <table:table-cell office:value-type="string">
            <text:p>FHO-Projek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P1, JP2, JP5</text:p>
          </table:table-cell>
          <table:table-cell office:value-type="string">
            <text:p>Jumper 3polig</text:p>
          </table:table-cell>
          <table:table-cell office:value-type="string">
            <text:p>JP2</text:p>
          </table:table-cell>
          <table:table-cell office:value-type="string">
            <text:p>jump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P3, JP4, JP6-JP10</text:p>
          </table:table-cell>
          <table:table-cell office:value-type="string">
            <text:p>Jumper 2polig</text:p>
          </table:table-cell>
          <table:table-cell office:value-type="string">
            <text:p>JP1</text:p>
          </table:table-cell>
          <table:table-cell office:value-type="string">
            <text:p>jump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1, K2</text:p>
          </table:table-cell>
          <table:table-cell office:value-type="string">
            <text:p>Klemme 2polig</text:p>
          </table:table-cell>
          <table:table-cell office:value-type="string">
            <text:p>AKL073-02</text:p>
          </table:table-cell>
          <table:table-cell office:value-type="string">
            <text:p>01-Schraubklemme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-S3</text:p>
          </table:table-cell>
          <table:table-cell office:value-type="string">
            <text:p>Taster</text:p>
          </table:table-cell>
          <table:table-cell office:value-type="string">
            <text:p>B3F-10XX</text:p>
          </table:table-cell>
          <table:table-cell office:value-type="string">
            <text:p>switch-omr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USB B Stecker</text:p>
          </table:table-cell>
          <table:table-cell office:value-type="string">
            <text:p>USB_B_STECKER</text:p>
          </table:table-cell>
          <table:table-cell office:value-type="string">
            <text:p>01-Steckverbind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PS2 Buchse</text:p>
          </table:table-cell>
          <table:table-cell office:value-type="string">
            <text:p>PS2</text:p>
          </table:table-cell>
          <table:table-cell office:value-type="string">
            <text:p>01-Steckverbind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3, X4</text:p>
          </table:table-cell>
          <table:table-cell office:value-type="string">
            <text:p>Klinkenbuchse 3,5mm stereo</text:p>
          </table:table-cell>
          <table:table-cell office:value-type="string">
            <text:p>STEREO_MIT_SCHALTER</text:p>
          </table:table-cell>
          <table:table-cell office:value-type="string">
            <text:p>FHO-Projek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10µH</text:p>
          </table:table-cell>
          <table:table-cell office:value-type="string">
            <text:p>L3230M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Quarz 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table:number-columns-repeated="5"/>
        </table:table-row>
      </table:table>
      <table:table table:name="MK_Board_ Bestellnummern" table:style-name="ta1" table:print="false">
        <office:forms form:automatic-focus="false" form:apply-design-mode="false"/>
        <table:table-column table:style-name="co1" table:default-cell-style-name="ce2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xported from FHO_ATmega32_Rev1_0.brd at 28.01.2008 12:36:30 </text:p>
          </table:table-cell>
          <table:covered-table-cell table:number-columns-repeated="3" table:style-name="ce1"/>
          <table:table-cell table:style-name="ce1" table:number-columns-repeated="3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>
            <text:p>Menge</text:p>
          </table:table-cell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Liferant</text:p>
          </table:table-cell>
          <table:table-cell office:value-type="string">
            <text:p>Bestellnr.</text:p>
          </table:table-cell>
          <table:table-cell table:style-name="Default" office:value-type="string">
            <text:p>Preis</text:p>
          </table:table-cell>
          <table:table-cell table:style-name="Default" office:value-type="string">
            <text:p>Gesamtprei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 C2</text:p>
          </table:table-cell>
          <table:table-cell office:value-type="string">
            <text:p>22pF</text:p>
          </table:table-cell>
          <table:table-cell office:value-type="string">
            <text:p>Conrad</text:p>
          </table:table-cell>
          <table:table-cell office:value-type="string">
            <text:p>457167 – 62</text:p>
          </table:table-cell>
          <table:table-cell office:value-type="float" office:value="0.07">
            <text:p>0,070 €</text:p>
          </table:table-cell>
          <table:table-cell table:formula="oooc:=[.A5]*[.F5]" office:value-type="float" office:value="0.14">
            <text:p>0,140 €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3-C19</text:p>
          </table:table-cell>
          <table:table-cell office:value-type="string">
            <text:p>100nF</text:p>
          </table:table-cell>
          <table:table-cell office:value-type="string">
            <text:p>Reichelt</text:p>
          </table:table-cell>
          <table:table-cell office:value-type="string">
            <text:p>Z5U-5 100n</text:p>
          </table:table-cell>
          <table:table-cell office:value-type="float" office:value="0.06">
            <text:p>0,060 €</text:p>
          </table:table-cell>
          <table:table-cell table:formula="oooc:=[.A6]*[.F6]" office:value-type="float" office:value="1.02">
            <text:p>1,020 €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20, C25, C26</text:p>
          </table:table-cell>
          <table:table-cell office:value-type="string">
            <text:p>1µF</text:p>
          </table:table-cell>
          <table:table-cell office:value-type="string">
            <text:p>Reichelt</text:p>
          </table:table-cell>
          <table:table-cell office:value-type="string">
            <text:p>MKS-2 1,0</text:p>
          </table:table-cell>
          <table:table-cell office:value-type="float" office:value="0.3">
            <text:p>0,300 €</text:p>
          </table:table-cell>
          <table:table-cell table:formula="oooc:=[.A7]*[.F7]" office:value-type="float" office:value="0.9">
            <text:p>0,90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1</text:p>
          </table:table-cell>
          <table:table-cell office:value-type="string">
            <text:p>10µF</text:p>
          </table:table-cell>
          <table:table-cell office:value-type="string">
            <text:p>Reichelt</text:p>
          </table:table-cell>
          <table:table-cell office:value-type="string">
            <text:p>RAD 105 10/63</text:p>
          </table:table-cell>
          <table:table-cell office:value-type="float" office:value="0.04">
            <text:p>0,040 €</text:p>
          </table:table-cell>
          <table:table-cell table:formula="oooc:=[.A8]*[.F8]" office:value-type="float" office:value="0.04">
            <text:p>0,04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2</text:p>
          </table:table-cell>
          <table:table-cell office:value-type="string">
            <text:p>10µF LowESR</text:p>
          </table:table-cell>
          <table:table-cell table:number-columns-repeated="2"/>
          <table:table-cell/>
          <table:table-cell table:formula="oooc:=[.A9]*[.F9]" office:value-type="float" office:value="0">
            <text:p>0,00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3</text:p>
          </table:table-cell>
          <table:table-cell office:value-type="string">
            <text:p>22µF</text:p>
          </table:table-cell>
          <table:table-cell office:value-type="string">
            <text:p>Reichelt</text:p>
          </table:table-cell>
          <table:table-cell office:value-type="string">
            <text:p>RAD 105 22/63</text:p>
          </table:table-cell>
          <table:table-cell office:value-type="float" office:value="0.04">
            <text:p>0,040 €</text:p>
          </table:table-cell>
          <table:table-cell table:formula="oooc:=[.A10]*[.F10]" office:value-type="float" office:value="0.04">
            <text:p>0,04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4</text:p>
          </table:table-cell>
          <table:table-cell office:value-type="string">
            <text:p>100µF</text:p>
          </table:table-cell>
          <table:table-cell office:value-type="string">
            <text:p>Reichelt</text:p>
          </table:table-cell>
          <table:table-cell office:value-type="string">
            <text:p>RAD 100/16</text:p>
          </table:table-cell>
          <table:table-cell office:value-type="float" office:value="0.04">
            <text:p>0,040 €</text:p>
          </table:table-cell>
          <table:table-cell table:formula="oooc:=[.A11]*[.F11]" office:value-type="float" office:value="0.04">
            <text:p>0,040 €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M</text:p>
          </table:table-cell>
          <table:table-cell office:value-type="string">
            <text:p>Reichelt</text:p>
          </table:table-cell>
          <table:table-cell office:value-type="string">
            <text:p>1/4W 1,0M</text:p>
          </table:table-cell>
          <table:table-cell office:value-type="float" office:value="0.019">
            <text:p>0,019 €</text:p>
          </table:table-cell>
          <table:table-cell table:formula="oooc:=[.A13]*[.F13]" office:value-type="float" office:value="0.019">
            <text:p>0,019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, R5</text:p>
          </table:table-cell>
          <table:table-cell office:value-type="string">
            <text:p>10K</text:p>
          </table:table-cell>
          <table:table-cell office:value-type="string">
            <text:p>Reichelt</text:p>
          </table:table-cell>
          <table:table-cell office:value-type="string">
            <text:p>1/4W 10K</text:p>
          </table:table-cell>
          <table:table-cell office:value-type="float" office:value="0.019">
            <text:p>0,019 €</text:p>
          </table:table-cell>
          <table:table-cell table:formula="oooc:=[.A14]*[.F14]" office:value-type="float" office:value="0.038">
            <text:p>0,038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3, R4</text:p>
          </table:table-cell>
          <table:table-cell office:value-type="string">
            <text:p>4,7K</text:p>
          </table:table-cell>
          <table:table-cell office:value-type="string">
            <text:p>Reichelt</text:p>
          </table:table-cell>
          <table:table-cell office:value-type="string">
            <text:p>1/4W 4,7K</text:p>
          </table:table-cell>
          <table:table-cell office:value-type="float" office:value="0.019">
            <text:p>0,019 €</text:p>
          </table:table-cell>
          <table:table-cell table:formula="oooc:=[.A15]*[.F15]" office:value-type="float" office:value="0.038">
            <text:p>0,038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ichelt</text:p>
          </table:table-cell>
          <table:table-cell office:value-type="string">
            <text:p>P6M-LIN 10K</text:p>
          </table:table-cell>
          <table:table-cell office:value-type="float" office:value="0.67">
            <text:p>0,670 €</text:p>
          </table:table-cell>
          <table:table-cell table:formula="oooc:=[.A16]*[.F16]" office:value-type="float" office:value="0.67">
            <text:p>0,670 €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7, R8, R18, R19</text:p>
          </table:table-cell>
          <table:table-cell office:value-type="string">
            <text:p>68R</text:p>
          </table:table-cell>
          <table:table-cell office:value-type="string">
            <text:p>Reichelt</text:p>
          </table:table-cell>
          <table:table-cell office:value-type="string">
            <text:p>1/4W 68</text:p>
          </table:table-cell>
          <table:table-cell office:value-type="float" office:value="0.019">
            <text:p>0,019 €</text:p>
          </table:table-cell>
          <table:table-cell table:formula="oooc:=[.A17]*[.F17]" office:value-type="float" office:value="0.076">
            <text:p>0,076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1,5k</text:p>
          </table:table-cell>
          <table:table-cell office:value-type="string">
            <text:p>Reichelt</text:p>
          </table:table-cell>
          <table:table-cell office:value-type="string">
            <text:p>1/4W 1,5K</text:p>
          </table:table-cell>
          <table:table-cell office:value-type="float" office:value="0.019">
            <text:p>0,019 €</text:p>
          </table:table-cell>
          <table:table-cell table:formula="oooc:=[.A18]*[.F18]" office:value-type="float" office:value="0.019">
            <text:p>0,019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string">
            <text:p>270R</text:p>
          </table:table-cell>
          <table:table-cell office:value-type="string">
            <text:p>Reichelt</text:p>
          </table:table-cell>
          <table:table-cell office:value-type="string">
            <text:p>1/4W 270</text:p>
          </table:table-cell>
          <table:table-cell office:value-type="float" office:value="0.019">
            <text:p>0,019 €</text:p>
          </table:table-cell>
          <table:table-cell table:formula="oooc:=[.A19]*[.F19]" office:value-type="float" office:value="0.019">
            <text:p>0,019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1, R16</text:p>
          </table:table-cell>
          <table:table-cell office:value-type="string">
            <text:p>12k</text:p>
          </table:table-cell>
          <table:table-cell office:value-type="string">
            <text:p>Reichelt</text:p>
          </table:table-cell>
          <table:table-cell office:value-type="string">
            <text:p>1/4W 12K</text:p>
          </table:table-cell>
          <table:table-cell office:value-type="float" office:value="0.019">
            <text:p>0,019 €</text:p>
          </table:table-cell>
          <table:table-cell table:formula="oooc:=[.A20]*[.F20]" office:value-type="float" office:value="0.038">
            <text:p>0,038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2, R13</text:p>
          </table:table-cell>
          <table:table-cell office:value-type="string">
            <text:p>820R</text:p>
          </table:table-cell>
          <table:table-cell office:value-type="string">
            <text:p>Reichelt</text:p>
          </table:table-cell>
          <table:table-cell office:value-type="string">
            <text:p>1/4W 820</text:p>
          </table:table-cell>
          <table:table-cell office:value-type="float" office:value="0.019">
            <text:p>0,019 €</text:p>
          </table:table-cell>
          <table:table-cell table:formula="oooc:=[.A21]*[.F21]" office:value-type="float" office:value="0.038">
            <text:p>0,038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10k</text:p>
          </table:table-cell>
          <table:table-cell office:value-type="string">
            <text:p>Reichelt</text:p>
          </table:table-cell>
          <table:table-cell office:value-type="string">
            <text:p>PT 6-S 10K</text:p>
          </table:table-cell>
          <table:table-cell office:value-type="float" office:value="0.22">
            <text:p>0,220 €</text:p>
          </table:table-cell>
          <table:table-cell table:formula="oooc:=[.A22]*[.F22]" office:value-type="float" office:value="0.22">
            <text:p>0,22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5</text:p>
          </table:table-cell>
          <table:table-cell office:value-type="string">
            <text:p>10R</text:p>
          </table:table-cell>
          <table:table-cell office:value-type="string">
            <text:p>Reichelt</text:p>
          </table:table-cell>
          <table:table-cell office:value-type="string">
            <text:p>1/4W 10</text:p>
          </table:table-cell>
          <table:table-cell office:value-type="float" office:value="0.019">
            <text:p>0,019 €</text:p>
          </table:table-cell>
          <table:table-cell table:formula="oooc:=[.A23]*[.F23]" office:value-type="float" office:value="0.019">
            <text:p>0,019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7</text:p>
          </table:table-cell>
          <table:table-cell office:value-type="string">
            <text:p>500k</text:p>
          </table:table-cell>
          <table:table-cell office:value-type="string">
            <text:p>Reichelt</text:p>
          </table:table-cell>
          <table:table-cell office:value-type="string">
            <text:p>PT 6-S 500K</text:p>
          </table:table-cell>
          <table:table-cell office:value-type="float" office:value="0.22">
            <text:p>0,220 €</text:p>
          </table:table-cell>
          <table:table-cell table:formula="oooc:=[.A24]*[.F24]" office:value-type="float" office:value="0.22">
            <text:p>0,220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0, R21</text:p>
          </table:table-cell>
          <table:table-cell office:value-type="string">
            <text:p>100k</text:p>
          </table:table-cell>
          <table:table-cell office:value-type="string">
            <text:p>Reichelt</text:p>
          </table:table-cell>
          <table:table-cell office:value-type="string">
            <text:p>SMD 1/4W 100K</text:p>
          </table:table-cell>
          <table:table-cell office:value-type="float" office:value="0.025">
            <text:p>0,025 €</text:p>
          </table:table-cell>
          <table:table-cell table:formula="oooc:=[.A25]*[.F25]" office:value-type="float" office:value="0.05">
            <text:p>0,050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2, R23</text:p>
          </table:table-cell>
          <table:table-cell office:value-type="string">
            <text:p>33k</text:p>
          </table:table-cell>
          <table:table-cell office:value-type="string">
            <text:p>Reichelt</text:p>
          </table:table-cell>
          <table:table-cell office:value-type="string">
            <text:p>SMD 1/4W 33K</text:p>
          </table:table-cell>
          <table:table-cell office:value-type="float" office:value="0.025">
            <text:p>0,025 €</text:p>
          </table:table-cell>
          <table:table-cell table:formula="oooc:=[.A26]*[.F26]" office:value-type="float" office:value="0.05">
            <text:p>0,050 €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1, D2</text:p>
          </table:table-cell>
          <table:table-cell office:value-type="string">
            <text:p>Z-Diode 3,6V</text:p>
          </table:table-cell>
          <table:table-cell office:value-type="string">
            <text:p>Reichelt</text:p>
          </table:table-cell>
          <table:table-cell office:value-type="string">
            <text:p>SMD ZF 3,6</text:p>
          </table:table-cell>
          <table:table-cell office:value-type="float" office:value="0.06">
            <text:p>0,060 €</text:p>
          </table:table-cell>
          <table:table-cell table:formula="oooc:=[.A28]*[.F28]" office:value-type="float" office:value="0.12">
            <text:p>0,120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3, D4</text:p>
          </table:table-cell>
          <table:table-cell office:value-type="string">
            <text:p>Z-Diode 5,1V</text:p>
          </table:table-cell>
          <table:table-cell office:value-type="string">
            <text:p>Reichelt</text:p>
          </table:table-cell>
          <table:table-cell office:value-type="string">
            <text:p>ZF 5,1</text:p>
          </table:table-cell>
          <table:table-cell office:value-type="float" office:value="0.03">
            <text:p>0,030 €</text:p>
          </table:table-cell>
          <table:table-cell table:formula="oooc:=[.A29]*[.F29]" office:value-type="float" office:value="0.06">
            <text:p>0,060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D1, LED2</text:p>
          </table:table-cell>
          <table:table-cell office:value-type="string">
            <text:p>LED gelb 3mm</text:p>
          </table:table-cell>
          <table:table-cell office:value-type="string">
            <text:p>Reichelt</text:p>
          </table:table-cell>
          <table:table-cell office:value-type="string">
            <text:p>LED 3MM GE</text:p>
          </table:table-cell>
          <table:table-cell office:value-type="float" office:value="0.05">
            <text:p>0,050 €</text:p>
          </table:table-cell>
          <table:table-cell table:formula="oooc:=[.A30]*[.F30]" office:value-type="float" office:value="0.1">
            <text:p>0,10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S1</text:p>
          </table:table-cell>
          <table:table-cell office:value-type="string">
            <text:p>LCD 2x16 Zeichen</text:p>
          </table:table-cell>
          <table:table-cell office:value-type="string">
            <text:p>Reichelt</text:p>
          </table:table-cell>
          <table:table-cell office:value-type="string">
            <text:p>LCD 162C LED</text:p>
          </table:table-cell>
          <table:table-cell office:value-type="float" office:value="7.15">
            <text:p>7,150 €</text:p>
          </table:table-cell>
          <table:table-cell table:formula="oooc:=[.A31]*[.F31]" office:value-type="float" office:value="7.15">
            <text:p>7,150 €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MEGA32-P</text:p>
          </table:table-cell>
          <table:table-cell office:value-type="string">
            <text:p>Reichelt</text:p>
          </table:table-cell>
          <table:table-cell office:value-type="string">
            <text:p>ATMEGA 32-16 DIP</text:p>
          </table:table-cell>
          <table:table-cell office:value-type="float" office:value="3.6">
            <text:p>3,600 €</text:p>
          </table:table-cell>
          <table:table-cell table:formula="oooc:=[.A33]*[.F33]" office:value-type="float" office:value="3.6">
            <text:p>3,60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MAX517</text:p>
          </table:table-cell>
          <table:table-cell office:value-type="string">
            <text:p>Reichelt</text:p>
          </table:table-cell>
          <table:table-cell office:value-type="string">
            <text:p>MAX 517 BCPA</text:p>
          </table:table-cell>
          <table:table-cell office:value-type="float" office:value="4.6">
            <text:p>4,600 €</text:p>
          </table:table-cell>
          <table:table-cell table:formula="oooc:=[.A34]*[.F34]" office:value-type="float" office:value="4.6">
            <text:p>4,60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office:value-type="string">
            <text:p>LM334</text:p>
          </table:table-cell>
          <table:table-cell office:value-type="string">
            <text:p>Reichelt</text:p>
          </table:table-cell>
          <table:table-cell office:value-type="string">
            <text:p>LM 334 TO92</text:p>
          </table:table-cell>
          <table:table-cell office:value-type="float" office:value="0.54">
            <text:p>0,540 €</text:p>
          </table:table-cell>
          <table:table-cell table:formula="oooc:=[.A35]*[.F35]" office:value-type="float" office:value="0.54">
            <text:p>0,54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office:value-type="string">
            <text:p>TSOP1736</text:p>
          </table:table-cell>
          <table:table-cell office:value-type="string">
            <text:p>Reichelt</text:p>
          </table:table-cell>
          <table:table-cell office:value-type="string">
            <text:p>TSOP 1736</text:p>
          </table:table-cell>
          <table:table-cell office:value-type="float" office:value="0.66">
            <text:p>0,660 €</text:p>
          </table:table-cell>
          <table:table-cell table:formula="oooc:=[.A36]*[.F36]" office:value-type="float" office:value="0.66">
            <text:p>0,66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5</text:p>
          </table:table-cell>
          <table:table-cell office:value-type="string">
            <text:p>LM2940CT5</text:p>
          </table:table-cell>
          <table:table-cell office:value-type="string">
            <text:p>Reichelt</text:p>
          </table:table-cell>
          <table:table-cell office:value-type="string">
            <text:p>LM 2940 CT5</text:p>
          </table:table-cell>
          <table:table-cell office:value-type="float" office:value="0.4">
            <text:p>0,400 €</text:p>
          </table:table-cell>
          <table:table-cell table:formula="oooc:=[.A37]*[.F37]" office:value-type="float" office:value="0.4">
            <text:p>0,40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1</text:p>
          </table:table-cell>
          <table:table-cell office:value-type="string">
            <text:p>BSP295</text:p>
          </table:table-cell>
          <table:table-cell office:value-type="string">
            <text:p>Reichelt</text:p>
          </table:table-cell>
          <table:table-cell office:value-type="string">
            <text:p>BSP 295 SMD</text:p>
          </table:table-cell>
          <table:table-cell office:value-type="float" office:value="0.48">
            <text:p>0,480 €</text:p>
          </table:table-cell>
          <table:table-cell table:formula="oooc:=[.A38]*[.F38]" office:value-type="float" office:value="0.48">
            <text:p>0,480 €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2</text:p>
          </table:table-cell>
          <table:table-cell office:value-type="string">
            <text:p>BPW42</text:p>
          </table:table-cell>
          <table:table-cell office:value-type="string">
            <text:p>Reichelt</text:p>
          </table:table-cell>
          <table:table-cell table:style-name="ce4" office:value-type="string">
            <text:p>BPW 42</text:p>
          </table:table-cell>
          <table:table-cell office:value-type="float" office:value="0.32">
            <text:p>0,320 €</text:p>
          </table:table-cell>
          <table:table-cell table:formula="oooc:=[.A39]*[.F39]" office:value-type="float" office:value="0.32">
            <text:p>0,320 €</text:p>
          </table:table-cell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V1-SV3</text:p>
          </table:table-cell>
          <table:table-cell office:value-type="string">
            <text:p>Wannstecker 10pol</text:p>
          </table:table-cell>
          <table:table-cell office:value-type="string">
            <text:p>Reichelt</text:p>
          </table:table-cell>
          <table:table-cell office:value-type="string">
            <text:p>WSL 10G</text:p>
          </table:table-cell>
          <table:table-cell office:value-type="float" office:value="0.07">
            <text:p>0,070 €</text:p>
          </table:table-cell>
          <table:table-cell table:formula="oooc:=[.A41]*[.F41]" office:value-type="float" office:value="0.21">
            <text:p>0,210 €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P, SV4, SV5</text:p>
          </table:table-cell>
          <table:table-cell office:value-type="string">
            <text:p>Stiftleiste 2reihig 6polig</text:p>
          </table:table-cell>
          <table:table-cell office:value-type="string">
            <text:p>Reichelt</text:p>
          </table:table-cell>
          <table:table-cell office:value-type="string">
            <text:p>SL 2X36G</text:p>
          </table:table-cell>
          <table:table-cell table:formula="oooc:=0.26/36*3" office:value-type="float" office:value="0.0216666666666667">
            <text:p>0,022 €</text:p>
          </table:table-cell>
          <table:table-cell table:formula="oooc:=[.A42]*[.F42]" office:value-type="float" office:value="0.065">
            <text:p>0,065 €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P1, JP2, JP5</text:p>
          </table:table-cell>
          <table:table-cell office:value-type="string">
            <text:p>Stiftleiste 1reihig 3polig</text:p>
          </table:table-cell>
          <table:table-cell office:value-type="string">
            <text:p>Reichelt</text:p>
          </table:table-cell>
          <table:table-cell office:value-type="string">
            <text:p>SL 1X40G</text:p>
          </table:table-cell>
          <table:table-cell table:formula="oooc:=0.18/40*3" office:value-type="float" office:value="0.0135">
            <text:p>0,014 €</text:p>
          </table:table-cell>
          <table:table-cell table:formula="oooc:=[.A43]*[.F43]" office:value-type="float" office:value="0.0405">
            <text:p>0,041 €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P3, JP4, JP6-JP10</text:p>
          </table:table-cell>
          <table:table-cell office:value-type="string">
            <text:p>Stiftleiste 1reihig 2polig</text:p>
          </table:table-cell>
          <table:table-cell office:value-type="string">
            <text:p>Reichelt</text:p>
          </table:table-cell>
          <table:table-cell office:value-type="string">
            <text:p>SL 1X40G</text:p>
          </table:table-cell>
          <table:table-cell table:formula="oooc:=0.18/40*2" office:value-type="float" office:value="0.009">
            <text:p>0,009 €</text:p>
          </table:table-cell>
          <table:table-cell table:formula="oooc:=[.A44]*[.F44]" office:value-type="float" office:value="0.063">
            <text:p>0,063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splaystiftleiste</text:p>
          </table:table-cell>
          <table:table-cell office:value-type="string">
            <text:p>Stiftleiste 1reihig 14polig</text:p>
          </table:table-cell>
          <table:table-cell office:value-type="string">
            <text:p>Reichelt</text:p>
          </table:table-cell>
          <table:table-cell office:value-type="string">
            <text:p>SL 1X40G</text:p>
          </table:table-cell>
          <table:table-cell table:formula="oooc:=0.18/40*14" office:value-type="float" office:value="0.063">
            <text:p>0,063 €</text:p>
          </table:table-cell>
          <table:table-cell table:formula="oooc:=[.A45]*[.F45]" office:value-type="float" office:value="0.063">
            <text:p>0,063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splaybuchsenleis.</text:p>
          </table:table-cell>
          <table:table-cell office:value-type="string">
            <text:p>Displaybuchsenleiste 14polig</text:p>
          </table:table-cell>
          <table:table-cell office:value-type="string">
            <text:p>Conrad</text:p>
          </table:table-cell>
          <table:table-cell office:value-type="string">
            <text:p>736350 - 62 </text:p>
          </table:table-cell>
          <table:table-cell office:value-type="float" office:value="1.08">
            <text:p>1,080 €</text:p>
          </table:table-cell>
          <table:table-cell table:formula="oooc:=[.A46]*[.F46]" office:value-type="float" office:value="1.08">
            <text:p>1,080 €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umper</text:p>
          </table:table-cell>
          <table:table-cell office:value-type="string">
            <text:p>Jumper blau</text:p>
          </table:table-cell>
          <table:table-cell office:value-type="string">
            <text:p>Reichelt</text:p>
          </table:table-cell>
          <table:table-cell office:value-type="string">
            <text:p>JUMPERR 2,54 BL</text:p>
          </table:table-cell>
          <table:table-cell office:value-type="float" office:value="0.04">
            <text:p>0,040 €</text:p>
          </table:table-cell>
          <table:table-cell table:formula="oooc:=[.A47]*[.F47]" office:value-type="float" office:value="0.4">
            <text:p>0,400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1, K2</text:p>
          </table:table-cell>
          <table:table-cell office:value-type="string">
            <text:p>Klemme 2polig</text:p>
          </table:table-cell>
          <table:table-cell office:value-type="string">
            <text:p>Reichelt</text:p>
          </table:table-cell>
          <table:table-cell office:value-type="string">
            <text:p>AKL073-02</text:p>
          </table:table-cell>
          <table:table-cell office:value-type="float" office:value="0.3">
            <text:p>0,300 €</text:p>
          </table:table-cell>
          <table:table-cell table:formula="oooc:=[.A48]*[.F48]" office:value-type="float" office:value="0.6">
            <text:p>0,600 €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-S3</text:p>
          </table:table-cell>
          <table:table-cell office:value-type="string">
            <text:p>Taster</text:p>
          </table:table-cell>
          <table:table-cell office:value-type="string">
            <text:p>Reichelt</text:p>
          </table:table-cell>
          <table:table-cell office:value-type="string">
            <text:p>TASTER 9303</text:p>
          </table:table-cell>
          <table:table-cell office:value-type="float" office:value="0.12">
            <text:p>0,120 €</text:p>
          </table:table-cell>
          <table:table-cell table:formula="oooc:=[.A49]*[.F49]" office:value-type="float" office:value="0.36">
            <text:p>0,36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USB B Stecker</text:p>
          </table:table-cell>
          <table:table-cell office:value-type="string">
            <text:p>Reichelt</text:p>
          </table:table-cell>
          <table:table-cell office:value-type="string">
            <text:p>USB BW</text:p>
          </table:table-cell>
          <table:table-cell office:value-type="float" office:value="0.25">
            <text:p>0,250 €</text:p>
          </table:table-cell>
          <table:table-cell table:formula="oooc:=[.A50]*[.F50]" office:value-type="float" office:value="0.25">
            <text:p>0,25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PS2 Buchse</text:p>
          </table:table-cell>
          <table:table-cell office:value-type="string">
            <text:p>Reichelt</text:p>
          </table:table-cell>
          <table:table-cell office:value-type="string">
            <text:p>EB-DIOS M06V</text:p>
          </table:table-cell>
          <table:table-cell office:value-type="float" office:value="0.39">
            <text:p>0,390 €</text:p>
          </table:table-cell>
          <table:table-cell table:formula="oooc:=[.A51]*[.F51]" office:value-type="float" office:value="0.39">
            <text:p>0,390 €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3, X4</text:p>
          </table:table-cell>
          <table:table-cell office:value-type="string">
            <text:p>Klinkenbuchse 3,5mm stereo</text:p>
          </table:table-cell>
          <table:table-cell office:value-type="string">
            <text:p>Reichelt</text:p>
          </table:table-cell>
          <table:table-cell table:style-name="ce5" office:value-type="string">
            <text:p>EBS 35</text:p>
          </table:table-cell>
          <table:table-cell office:value-type="float" office:value="0.18">
            <text:p>0,180 €</text:p>
          </table:table-cell>
          <table:table-cell table:formula="oooc:=[.A52]*[.F52]" office:value-type="float" office:value="0.36">
            <text:p>0,36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10µH</text:p>
          </table:table-cell>
          <table:table-cell office:value-type="string">
            <text:p>Reichelt</text:p>
          </table:table-cell>
          <table:table-cell office:value-type="string">
            <text:p>LQH3N 10µ</text:p>
          </table:table-cell>
          <table:table-cell office:value-type="float" office:value="0.15">
            <text:p>0,150 €</text:p>
          </table:table-cell>
          <table:table-cell table:formula="oooc:=[.A53]*[.F53]" office:value-type="float" office:value="0.15">
            <text:p>0,15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Quarz 16MHz</text:p>
          </table:table-cell>
          <table:table-cell office:value-type="string">
            <text:p>Reichelt</text:p>
          </table:table-cell>
          <table:table-cell office:value-type="string">
            <text:p>16,0000-HC49U-S</text:p>
          </table:table-cell>
          <table:table-cell office:value-type="float" office:value="0.24">
            <text:p>0,240 €</text:p>
          </table:table-cell>
          <table:table-cell table:formula="oooc:=[.A54]*[.F54]" office:value-type="float" office:value="0.24">
            <text:p>0,240 €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Muttern M3</text:p>
          </table:table-cell>
          <table:table-cell office:value-type="string">
            <text:p>Reichelt</text:p>
          </table:table-cell>
          <table:table-cell table:style-name="ce5" office:value-type="string">
            <text:p>SK M3-100</text:p>
          </table:table-cell>
          <table:table-cell table:formula="oooc:=0.9/100" office:value-type="float" office:value="0.009">
            <text:p>0,009 €</text:p>
          </table:table-cell>
          <table:table-cell table:formula="oooc:=[.A55]*[.F55]" office:value-type="float" office:value="0.036">
            <text:p>0,036 €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Unterlegscheiben M3</text:p>
          </table:table-cell>
          <table:table-cell office:value-type="string">
            <text:p>Reichelt</text:p>
          </table:table-cell>
          <table:table-cell table:style-name="ce5" office:value-type="string">
            <text:p>SKU M3-100</text:p>
          </table:table-cell>
          <table:table-cell table:formula="oooc:=0.88/100" office:value-type="float" office:value="0.0088">
            <text:p>0,009 €</text:p>
          </table:table-cell>
          <table:table-cell table:formula="oooc:=[.A56]*[.F56]" office:value-type="float" office:value="0.0352">
            <text:p>0,035 €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Schrauben M3</text:p>
          </table:table-cell>
          <table:table-cell office:value-type="string">
            <text:p>Reichelt</text:p>
          </table:table-cell>
          <table:table-cell table:style-name="ce5" office:value-type="string">
            <text:p>SZK M3X6-200</text:p>
          </table:table-cell>
          <table:table-cell table:formula="oooc:=1.45/200" office:value-type="float" office:value="0.00725">
            <text:p>0,007 €</text:p>
          </table:table-cell>
          <table:table-cell table:formula="oooc:=[.A57]*[.F57]" office:value-type="float" office:value="0.058">
            <text:p>0,058 €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Distanzbolzen, innen/außen</text:p>
          </table:table-cell>
          <table:table-cell office:value-type="string">
            <text:p>Reichelt</text:p>
          </table:table-cell>
          <table:table-cell table:style-name="ce5" office:value-type="string">
            <text:p>DA 8MM</text:p>
          </table:table-cell>
          <table:table-cell office:value-type="float" office:value="0.08">
            <text:p>0,080 €</text:p>
          </table:table-cell>
          <table:table-cell table:formula="oooc:=[.A58]*[.F58]" office:value-type="float" office:value="0.32">
            <text:p>0,320 €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Distanzbolzen, innen</text:p>
          </table:table-cell>
          <table:table-cell office:value-type="string">
            <text:p>Reichelt</text:p>
          </table:table-cell>
          <table:table-cell table:style-name="ce5" office:value-type="string">
            <text:p>DI 12MM</text:p>
          </table:table-cell>
          <table:table-cell office:value-type="float" office:value="0.09">
            <text:p>0,090 €</text:p>
          </table:table-cell>
          <table:table-cell table:formula="oooc:=[.A59]*[.F59]" office:value-type="float" office:value="0.36">
            <text:p>0,36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ämpchen 4,8V E10</text:p>
          </table:table-cell>
          <table:table-cell office:value-type="string">
            <text:p>Reichelt</text:p>
          </table:table-cell>
          <table:table-cell office:value-type="string">
            <text:p>L 2154</text:p>
          </table:table-cell>
          <table:table-cell office:value-type="float" office:value="0.36">
            <text:p>0,360 €</text:p>
          </table:table-cell>
          <table:table-cell table:formula="oooc:=[.A60]*[.F60]" office:value-type="float" office:value="0.36">
            <text:p>0,360 €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Fassung E10</text:p>
          </table:table-cell>
          <table:table-cell office:value-type="string">
            <text:p>Reichelt</text:p>
          </table:table-cell>
          <table:table-cell office:value-type="string">
            <text:p>FASSUNG F4</text:p>
          </table:table-cell>
          <table:table-cell office:value-type="float" office:value="0.29">
            <text:p>0,290 €</text:p>
          </table:table-cell>
          <table:table-cell table:formula="oooc:=[.A61]*[.F61]" office:value-type="float" office:value="0.29">
            <text:p>0,290 €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formula="oooc:=SUM([.G5:.G61])" office:value-type="float" office:value="27.4547">
            <text:p>27,455 €</text:p>
          </table:table-cell>
          <table:table-cell/>
        </table:table-row>
      </table:table>
      <table:table table:name="Bestellung" table:style-name="ta1" table:print="false">
        <office:forms form:automatic-focus="false" form:apply-design-mode="false"/>
        <table:table-column table:style-name="co7" table:default-cell-style-name="Default"/>
        <table:table-column table:style-name="co10" table:default-cell-style-name="Default"/>
        <table:table-column table:style-name="co2" table:default-cell-style-name="Default"/>
        <table:table-column table:style-name="co7" table:default-cell-style-name="ce7"/>
        <table:table-row table:style-name="ro2">
          <table:table-cell office:value-type="string">
            <text:p>Conrad</text:p>
          </table:table-cell>
          <table:table-cell office:value-type="string">
            <text:p>457167 – 62</text:p>
          </table:table-cell>
          <table:table-cell office:value-type="string">
            <text:p>Keramikkondensator 22pF</text:p>
          </table:table-cell>
          <table:table-cell table:style-name="ce6" office:value-type="float" office:value="0.04">
            <text:p>0,040 €</text:p>
          </table:table-cell>
        </table:table-row>
        <table:table-row table:style-name="ro2">
          <table:table-cell office:value-type="string">
            <text:p>Conrad</text:p>
          </table:table-cell>
          <table:table-cell office:value-type="string">
            <text:p>736350 - 62 </text:p>
          </table:table-cell>
          <table:table-cell office:value-type="string">
            <text:p>Displaybuchsenleiste 14polig</text:p>
          </table:table-cell>
          <table:table-cell table:style-name="ce6" office:value-type="float" office:value="1.08">
            <text:p>1,08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ZF 5,1</text:p>
          </table:table-cell>
          <table:table-cell office:value-type="string">
            <text:p>Z-Diode 5,1V</text:p>
          </table:table-cell>
          <table:table-cell table:style-name="ce6" office:value-type="float" office:value="0.03">
            <text:p>0,03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RAD 100/16</text:p>
          </table:table-cell>
          <table:table-cell office:value-type="string">
            <text:p>Kondensator 100µF</text:p>
          </table:table-cell>
          <table:table-cell table:style-name="ce6" office:value-type="float" office:value="0.04">
            <text:p>0,04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PT 6-S 500K</text:p>
          </table:table-cell>
          <table:table-cell office:value-type="string">
            <text:p>Poti 500k</text:p>
          </table:table-cell>
          <table:table-cell table:style-name="ce6" office:value-type="float" office:value="0.22">
            <text:p>0,22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SK M3-100</text:p>
          </table:table-cell>
          <table:table-cell office:value-type="string">
            <text:p>Muttern M3</text:p>
          </table:table-cell>
          <table:table-cell table:style-name="ce6" office:value-type="float" office:value="0.9">
            <text:p>0,90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RAD 105 22/63</text:p>
          </table:table-cell>
          <table:table-cell office:value-type="string">
            <text:p>Kondensator 22µF</text:p>
          </table:table-cell>
          <table:table-cell table:style-name="ce6" office:value-type="float" office:value="0.04">
            <text:p>0,04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RAD 105 10/63</text:p>
          </table:table-cell>
          <table:table-cell office:value-type="string">
            <text:p>Kondensator 10µF</text:p>
          </table:table-cell>
          <table:table-cell table:style-name="ce6" office:value-type="float" office:value="0.04">
            <text:p>0,04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MAX 517 BCPA</text:p>
          </table:table-cell>
          <table:table-cell office:value-type="string">
            <text:p>MAX517</text:p>
          </table:table-cell>
          <table:table-cell table:style-name="ce6" office:value-type="float" office:value="4.6">
            <text:p>4,60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LQH3N 10µ</text:p>
          </table:table-cell>
          <table:table-cell office:value-type="string">
            <text:p>10µH</text:p>
          </table:table-cell>
          <table:table-cell table:style-name="ce6" office:value-type="float" office:value="0.15">
            <text:p>0,15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LM 334 TO92</text:p>
          </table:table-cell>
          <table:table-cell office:value-type="string">
            <text:p>LM334</text:p>
          </table:table-cell>
          <table:table-cell table:style-name="ce6" office:value-type="float" office:value="0.54">
            <text:p>0,54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PT 6-S 10K</text:p>
          </table:table-cell>
          <table:table-cell office:value-type="string">
            <text:p>Poti 10k</text:p>
          </table:table-cell>
          <table:table-cell table:style-name="ce6" office:value-type="float" office:value="0.22">
            <text:p>0,22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P6M-LIN 10K</text:p>
          </table:table-cell>
          <table:table-cell office:value-type="string">
            <text:p>Poti 10k 6mm Achse</text:p>
          </table:table-cell>
          <table:table-cell table:style-name="ce6" office:value-type="float" office:value="0.67">
            <text:p>0,670 €</text:p>
          </table:table-cell>
        </table:table-row>
        <table:table-row table:style-name="ro2">
          <table:table-cell office:value-type="string">
            <text:p>Reichelt</text:p>
          </table:table-cell>
          <table:table-cell table:style-name="ce4" office:value-type="string">
            <text:p>MKS-2 1,0</text:p>
          </table:table-cell>
          <table:table-cell office:value-type="string">
            <text:p>Folienkondensator 1µF</text:p>
          </table:table-cell>
          <table:table-cell table:style-name="ce6" office:value-type="float" office:value="0.3">
            <text:p>0,30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TSOP 1736</text:p>
          </table:table-cell>
          <table:table-cell office:value-type="string">
            <text:p>TSOP1736</text:p>
          </table:table-cell>
          <table:table-cell table:style-name="ce6" office:value-type="float" office:value="0.66">
            <text:p>0,660 €</text:p>
          </table:table-cell>
        </table:table-row>
        <table:table-row table:style-name="ro2">
          <table:table-cell office:value-type="string">
            <text:p>Reichelt</text:p>
          </table:table-cell>
          <table:table-cell table:style-name="ce5" office:value-type="string">
            <text:p>TASTER 9303</text:p>
          </table:table-cell>
          <table:table-cell office:value-type="string">
            <text:p>Kurzhubtaster</text:p>
          </table:table-cell>
          <table:table-cell table:style-name="ce6" office:value-type="float" office:value="0.12">
            <text:p>0,120 €</text:p>
          </table:table-cell>
        </table:table-row>
        <table:table-row table:style-name="ro2">
          <table:table-cell office:value-type="string">
            <text:p>Reichelt</text:p>
          </table:table-cell>
          <table:table-cell table:style-name="ce5" office:value-type="string">
            <text:p>SZK M3X6-200</text:p>
          </table:table-cell>
          <table:table-cell office:value-type="string">
            <text:p>Schrauben M3</text:p>
          </table:table-cell>
          <table:table-cell table:style-name="ce6" office:value-type="float" office:value="1.45">
            <text:p>1,45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Z5U-5 100n</text:p>
          </table:table-cell>
          <table:table-cell office:value-type="string">
            <text:p>Keramikkondensator 100nF</text:p>
          </table:table-cell>
          <table:table-cell table:style-name="ce6" office:value-type="float" office:value="0.06">
            <text:p>0,060 €</text:p>
          </table:table-cell>
        </table:table-row>
        <table:table-row table:style-name="ro2">
          <table:table-cell office:value-type="string">
            <text:p>Reichelt</text:p>
          </table:table-cell>
          <table:table-cell table:style-name="ce5" office:value-type="string">
            <text:p>WSL 10G</text:p>
          </table:table-cell>
          <table:table-cell office:value-type="string">
            <text:p>Wannstecker 10pol</text:p>
          </table:table-cell>
          <table:table-cell table:style-name="ce6" office:value-type="float" office:value="0.07">
            <text:p>0,07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USB BW</text:p>
          </table:table-cell>
          <table:table-cell office:value-type="string">
            <text:p>USB B Stecker</text:p>
          </table:table-cell>
          <table:table-cell table:style-name="ce6" office:value-type="float" office:value="0.25">
            <text:p>0,25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SL 2X36G</text:p>
          </table:table-cell>
          <table:table-cell office:value-type="string">
            <text:p>Stiftleiste 2reihig 6polig</text:p>
          </table:table-cell>
          <table:table-cell table:style-name="ce6" office:value-type="float" office:value="0.26">
            <text:p>0,26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SL 1X40G</text:p>
          </table:table-cell>
          <table:table-cell office:value-type="string">
            <text:p>Stiftleiste 1reihig 2polig</text:p>
          </table:table-cell>
          <table:table-cell table:style-name="ce6" office:value-type="float" office:value="0.18">
            <text:p>0,18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SKU M3-100</text:p>
          </table:table-cell>
          <table:table-cell office:value-type="string">
            <text:p>Unterlegscheiben M3</text:p>
          </table:table-cell>
          <table:table-cell table:style-name="ce6" office:value-type="float" office:value="0.88">
            <text:p>0,88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SMD ZF 3,6</text:p>
          </table:table-cell>
          <table:table-cell office:value-type="string">
            <text:p>Z-Diode 3,6V SMD Minimelf</text:p>
          </table:table-cell>
          <table:table-cell table:style-name="ce6" office:value-type="float" office:value="0.06">
            <text:p>0,06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SMD 1/4W 33K</text:p>
          </table:table-cell>
          <table:table-cell office:value-type="string">
            <text:p>SMD Widerstand 33k (1206)</text:p>
          </table:table-cell>
          <table:table-cell table:style-name="ce6" office:value-type="float" office:value="0.025">
            <text:p>0,025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SMD 1/4W 100K</text:p>
          </table:table-cell>
          <table:table-cell office:value-type="string">
            <text:p>SMD Widerstand 100k (1206)</text:p>
          </table:table-cell>
          <table:table-cell table:style-name="ce6" office:value-type="float" office:value="0.025">
            <text:p>0,025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1/4W 820</text:p>
          </table:table-cell>
          <table:table-cell office:value-type="string">
            <text:p>Widerstand 820R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1/4W 68</text:p>
          </table:table-cell>
          <table:table-cell office:value-type="string">
            <text:p>Widerstand 68R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1/4W 4,7K</text:p>
          </table:table-cell>
          <table:table-cell office:value-type="string">
            <text:p>Widerstand 4,7K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ATMEGA 32-16 DIP</text:p>
          </table:table-cell>
          <table:table-cell office:value-type="string">
            <text:p>MEGA32-P</text:p>
          </table:table-cell>
          <table:table-cell table:style-name="ce6" office:value-type="float" office:value="3.6">
            <text:p>3,60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AKL073-02</text:p>
          </table:table-cell>
          <table:table-cell office:value-type="string">
            <text:p>Klemme 2polig</text:p>
          </table:table-cell>
          <table:table-cell table:style-name="ce6" office:value-type="float" office:value="0.3">
            <text:p>0,30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16,0000-HC49U-S</text:p>
          </table:table-cell>
          <table:table-cell office:value-type="string">
            <text:p>Quarz 16MHz</text:p>
          </table:table-cell>
          <table:table-cell table:style-name="ce6" office:value-type="float" office:value="0.24">
            <text:p>0,24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1/4W 10</text:p>
          </table:table-cell>
          <table:table-cell office:value-type="string">
            <text:p>Widerstand 10R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1/4W 1,5K</text:p>
          </table:table-cell>
          <table:table-cell office:value-type="string">
            <text:p>Widerstand 1,5k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1/4W 1,0M</text:p>
          </table:table-cell>
          <table:table-cell office:value-type="string">
            <text:p>Widerstand 1M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1/4W 270</text:p>
          </table:table-cell>
          <table:table-cell office:value-type="string">
            <text:p>Widerstand 270R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table:style-name="ce5" office:value-type="string">
            <text:p>1/4W 12K</text:p>
          </table:table-cell>
          <table:table-cell office:value-type="string">
            <text:p>Widerstand 12k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table:style-name="ce5" office:value-type="string">
            <text:p>1/4W 10K</text:p>
          </table:table-cell>
          <table:table-cell office:value-type="string">
            <text:p>Widerstand 10K</text:p>
          </table:table-cell>
          <table:table-cell table:style-name="ce6" office:value-type="float" office:value="0.019">
            <text:p>0,019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L 2154</text:p>
          </table:table-cell>
          <table:table-cell office:value-type="string">
            <text:p>Lämpchen 4,8V E10</text:p>
          </table:table-cell>
          <table:table-cell table:style-name="ce6" office:value-type="float" office:value="0.36">
            <text:p>0,36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JUMPERR 2,54 BL</text:p>
          </table:table-cell>
          <table:table-cell office:value-type="string">
            <text:p>Jumper blau</text:p>
          </table:table-cell>
          <table:table-cell table:style-name="ce6" office:value-type="float" office:value="0.04">
            <text:p>0,04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FASSUNG F4</text:p>
          </table:table-cell>
          <table:table-cell office:value-type="string">
            <text:p>Fassung E10</text:p>
          </table:table-cell>
          <table:table-cell table:style-name="ce6" office:value-type="float" office:value="0.29">
            <text:p>0,29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LM 2940 CT5</text:p>
          </table:table-cell>
          <table:table-cell office:value-type="string">
            <text:p>LM2940CT5</text:p>
          </table:table-cell>
          <table:table-cell table:style-name="ce6" office:value-type="float" office:value="0.4">
            <text:p>0,40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LED 3MM GE</text:p>
          </table:table-cell>
          <table:table-cell office:value-type="string">
            <text:p>LED gelb 3mm</text:p>
          </table:table-cell>
          <table:table-cell table:style-name="ce6" office:value-type="float" office:value="0.05">
            <text:p>0,050 €</text:p>
          </table:table-cell>
        </table:table-row>
        <table:table-row table:style-name="ro2">
          <table:table-cell office:value-type="string">
            <text:p>Reichelt</text:p>
          </table:table-cell>
          <table:table-cell table:style-name="ce5" office:value-type="string">
            <text:p>LCD 162C LED</text:p>
          </table:table-cell>
          <table:table-cell office:value-type="string">
            <text:p>LCD 2x16 Zeichen</text:p>
          </table:table-cell>
          <table:table-cell table:style-name="ce6" office:value-type="float" office:value="7.15">
            <text:p>7,15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DA 8MM</text:p>
          </table:table-cell>
          <table:table-cell office:value-type="string">
            <text:p>Distanzbolzen, innen/außen</text:p>
          </table:table-cell>
          <table:table-cell table:style-name="ce6" office:value-type="float" office:value="0.08">
            <text:p>0,08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BSP 295 SMD</text:p>
          </table:table-cell>
          <table:table-cell office:value-type="string">
            <text:p>MOSFET BSP295</text:p>
          </table:table-cell>
          <table:table-cell table:style-name="ce6" office:value-type="float" office:value="0.48">
            <text:p>0,48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BPW 42</text:p>
          </table:table-cell>
          <table:table-cell office:value-type="string">
            <text:p>Fototransistor BPW42</text:p>
          </table:table-cell>
          <table:table-cell table:style-name="ce6" office:value-type="float" office:value="0.32">
            <text:p>0,32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EBS 35</text:p>
          </table:table-cell>
          <table:table-cell office:value-type="string">
            <text:p>Klinkenbuchse 3,5mm stereo</text:p>
          </table:table-cell>
          <table:table-cell table:style-name="ce6" office:value-type="float" office:value="0.18">
            <text:p>0,18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DI 12MM</text:p>
          </table:table-cell>
          <table:table-cell office:value-type="string">
            <text:p>Distanzbolzen, innen</text:p>
          </table:table-cell>
          <table:table-cell table:style-name="ce6" office:value-type="float" office:value="0.09">
            <text:p>0,090 €</text:p>
          </table:table-cell>
        </table:table-row>
        <table:table-row table:style-name="ro2">
          <table:table-cell office:value-type="string">
            <text:p>Reichelt</text:p>
          </table:table-cell>
          <table:table-cell office:value-type="string">
            <text:p>EB-DIOS M06V</text:p>
          </table:table-cell>
          <table:table-cell office:value-type="string">
            <text:p>PS2 Buchse</text:p>
          </table:table-cell>
          <table:table-cell table:style-name="ce6" office:value-type="float" office:value="0.39">
            <text:p>0,390 €</text:p>
          </table:table-cell>
        </table:table-row>
        <table:table-row table:style-name="ro2">
          <table:table-cell table:number-columns-repeated="2"/>
          <table:table-cell office:value-type="string">
            <text:p>Kondensator 10µF LowESR</text:p>
          </table:table-cell>
          <table:table-cell table:style-name="ce6"/>
        </table:table-row>
        <table:table-row table:style-name="ro1" table:number-rows-repeated="65484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Bestellung.A1:Bestellung.D6553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  <number:text>€</number:text>
    </number:number-style>
    <number:number-style style:name="N109">
      <number:number number:decimal-places="3" number:min-integer-digits="1"/>
      <number:text> €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3">03.03.2008</text:date>, <text:time>14:43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Roboteam</dc:creator>
    <dc:date>2008-03-03T14:43:19</dc:date>
    <meta:printed-by>Roboteam</meta:printed-by>
    <meta:print-date>2008-02-18T10:41:26</meta:print-date>
    <meta:editing-cycles>11</meta:editing-cycles>
    <meta:editing-duration>PT5H46M47S</meta:editing-duration>
    <meta:user-defined meta:name="Info 1"/>
    <meta:user-defined meta:name="Info 2"/>
    <meta:user-defined meta:name="Info 3"/>
    <meta:user-defined meta:name="Info 4"/>
    <meta:document-statistic meta:table-count="4" meta:cell-count="1432"/>
  </office:meta>
</office:document-meta>
</file>